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2754.test_for_issue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ssue2754.test_for_issue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ssue2754.test_for_issue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ssue2754.test_for_issue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ssue2754.test_for_issue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